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500000078E5A6BF19.png"/>
  <manifest:file-entry manifest:media-type="image/png" manifest:full-path="Pictures/100002010000028F0000004227BCB1B0.png"/>
  <manifest:file-entry manifest:media-type="image/png" manifest:full-path="Pictures/100002010000051F0000010B5F19B298.png"/>
  <manifest:file-entry manifest:media-type="image/png" manifest:full-path="Pictures/100002010000028D0000005C1D0846CF.png"/>
  <manifest:file-entry manifest:media-type="image/png" manifest:full-path="Pictures/10000201000003FE00000176746D7D02.png"/>
  <manifest:file-entry manifest:media-type="image/png" manifest:full-path="Pictures/1000020100000285000000ED1C4BE472.png"/>
  <manifest:file-entry manifest:media-type="image/png" manifest:full-path="Pictures/100002010000039B000000C5589E0E55.png"/>
  <manifest:file-entry manifest:media-type="image/png" manifest:full-path="Pictures/10000201000003C600000114296048B3.png"/>
  <manifest:file-entry manifest:media-type="image/png" manifest:full-path="Pictures/10000201000003AB00000172CDCB524B.png"/>
  <manifest:file-entry manifest:media-type="image/png" manifest:full-path="Pictures/10000201000002B6000001630EA3EF8E.png"/>
  <manifest:file-entry manifest:media-type="image/png" manifest:full-path="Pictures/10000201000002EC000002BD0217BF27.png"/>
  <manifest:file-entry manifest:media-type="image/png" manifest:full-path="Pictures/100002010000035B000000A919319EDF.png"/>
  <manifest:file-entry manifest:media-type="image/png" manifest:full-path="Pictures/100002010000027C000001136337BAC4.png"/>
  <manifest:file-entry manifest:media-type="image/png" manifest:full-path="Pictures/100002010000036500000359F53BFA62.png"/>
  <manifest:file-entry manifest:media-type="image/png" manifest:full-path="Pictures/10000201000002B00000014B8B82376D.png"/>
  <manifest:file-entry manifest:media-type="image/png" manifest:full-path="Pictures/10000201000002F40000038BB487D414.png"/>
  <manifest:file-entry manifest:media-type="image/png" manifest:full-path="Pictures/100002010000027E000000EDB19664D4.png"/>
  <manifest:file-entry manifest:media-type="image/png" manifest:full-path="Pictures/10000201000002AE00000211A0127178.png"/>
  <manifest:file-entry manifest:media-type="image/png" manifest:full-path="Pictures/1000020100000294000002009FE89DE5.png"/>
  <manifest:file-entry manifest:media-type="image/png" manifest:full-path="Pictures/100002010000027E0000020CC99C4B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paragraph" svg:width="17cm" svg:height="16.764cm" draw:z-index="0"><draw:image xlink:href="Pictures/100002010000036500000359F53BFA62.png" xlink:type="simple" xlink:show="embed" xlink:actuate="onLoad"/></draw:frame><draw:frame draw:style-name="fr2" draw:name="Графический объект2" text:anchor-type="paragraph" svg:x="0cm" svg:y="16.762cm" svg:width="17cm" svg:height="6.219cm" draw:z-index="1"><draw:image xlink:href="Pictures/10000201000003FE00000176746D7D02.png" xlink:type="simple" xlink:show="embed" xlink:actuate="onLoad"/></draw:frame></text:p>
      <text:p text:style-name="P1"/>
      <text:p text:style-name="P1"/>
      <text:p text:style-name="P1"><draw:frame draw:style-name="fr2" draw:name="Графический объект3" text:anchor-type="paragraph" svg:x="0cm" svg:y="0cm" svg:width="17cm" svg:height="2.394cm" draw:z-index="2"><draw:image xlink:href="Pictures/100002010000028D0000005C1D0846CF.png" xlink:type="simple" xlink:show="embed" xlink:actuate="onLoad"/></draw:frame></text:p>
      <text:p text:style-name="P1"/>
      <text:p text:style-name="P1"><draw:frame draw:style-name="fr3" draw:name="Графический объект4" text:anchor-type="paragraph" svg:width="16.882cm" svg:height="13.866cm" draw:z-index="3"><draw:image xlink:href="Pictures/100002010000027E0000020CC99C4B78.png" xlink:type="simple" xlink:show="embed" xlink:actuate="onLoad"/></draw:frame><draw:frame draw:style-name="fr2" draw:name="Графический объект5" text:anchor-type="paragraph" svg:x="0cm" svg:y="13.864cm" svg:width="17cm" svg:height="4.856cm" draw:z-index="4"><draw:image xlink:href="Pictures/10000201000003C600000114296048B3.png" xlink:type="simple" xlink:show="embed" xlink:actuate="onLoad"/></draw:frame><draw:frame draw:style-name="fr2" draw:name="Графический объект6" text:anchor-type="paragraph" svg:x="0cm" svg:y="18.718cm" svg:width="17cm" svg:height="3.461cm" draw:z-index="5"><draw:image xlink:href="Pictures/100002010000051F0000010B5F19B298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Графический объект7" text:anchor-type="paragraph" svg:x="-0.009cm" svg:y="0.014cm" svg:width="17cm" svg:height="13.109cm" draw:z-index="6"><draw:image xlink:href="Pictures/10000201000002AE00000211A0127178.png" xlink:type="simple" xlink:show="embed" xlink:actuate="onLoad"/></draw:frame><draw:frame draw:style-name="fr2" draw:name="Графический объект8" text:anchor-type="paragraph" svg:x="-0.009cm" svg:y="13.122cm" svg:width="17cm" svg:height="3.627cm" draw:z-index="7"><draw:image xlink:href="Pictures/100002010000039B000000C5589E0E55.png" xlink:type="simple" xlink:show="embed" xlink:actuate="onLoad"/></draw:frame><draw:frame draw:style-name="fr2" draw:name="Графический объект9" text:anchor-type="paragraph" svg:x="0.042cm" svg:y="16.909cm" svg:width="16.949cm" svg:height="6.452cm" draw:z-index="8"><draw:image xlink:href="Pictures/100002010000027E000000EDB19664D4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1" draw:name="Графический объект10" text:anchor-type="paragraph" svg:width="17cm" svg:height="6.246cm" draw:z-index="9"><draw:image xlink:href="Pictures/1000020100000285000000ED1C4BE472.png" xlink:type="simple" xlink:show="embed" xlink:actuate="onLoad"/></draw:frame><text:soft-page-break/></text:p>
      <text:p text:style-name="P1"><draw:frame draw:style-name="fr1" draw:name="Графический объект11" text:anchor-type="paragraph" svg:width="17cm" svg:height="15.931cm" draw:z-index="10"><draw:image xlink:href="Pictures/10000201000002EC000002BD0217BF2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Графический объект12" text:anchor-type="paragraph" svg:width="17cm" svg:height="13.187cm" draw:z-index="11"><draw:image xlink:href="Pictures/1000020100000294000002009FE89DE5.png" xlink:type="simple" xlink:show="embed" xlink:actuate="onLoad"/></draw:frame><text:soft-page-break/></text:p>
      <text:p text:style-name="P1"><draw:frame draw:style-name="fr2" draw:name="Графический объект13" text:anchor-type="paragraph" svg:x="0.079cm" svg:y="6.588cm" svg:width="17cm" svg:height="1.713cm" draw:z-index="12"><draw:image xlink:href="Pictures/100002010000028F0000004227BCB1B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Графический объект14" text:anchor-type="paragraph" svg:width="17cm" svg:height="20.396cm" draw:z-index="13"><draw:image xlink:href="Pictures/10000201000002F40000038BB487D41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Графический объект15" text:anchor-type="paragraph" svg:width="17cm" svg:height="8.177cm" draw:z-index="14"><draw:image xlink:href="Pictures/10000201000002B00000014B8B82376D.png" xlink:type="simple" xlink:show="embed" xlink:actuate="onLoad"/></draw:frame><text:soft-page-break/></text:p>
      <text:p text:style-name="P1"><draw:frame draw:style-name="fr1" draw:name="Графический объект16" text:anchor-type="paragraph" svg:width="17cm" svg:height="8.696cm" draw:z-index="15"><draw:image xlink:href="Pictures/10000201000002B6000001630EA3EF8E.png" xlink:type="simple" xlink:show="embed" xlink:actuate="onLoad"/></draw:frame></text:p>
      <text:p text:style-name="P1"><draw:frame draw:style-name="fr1" draw:name="Графический объект17" text:anchor-type="paragraph" svg:width="17cm" svg:height="3.161cm" draw:z-index="16"><draw:image xlink:href="Pictures/100002010000028500000078E5A6BF1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Графический объект18" text:anchor-type="paragraph" svg:width="16.829cm" svg:height="7.278cm" draw:z-index="17"><draw:image xlink:href="Pictures/100002010000027C000001136337BAC4.png" xlink:type="simple" xlink:show="embed" xlink:actuate="onLoad"/></draw:frame><text:soft-page-break/></text:p>
      <text:p text:style-name="P1"/>
      <text:p text:style-name="P2"><draw:frame draw:style-name="fr1" draw:name="Графический объект19" text:anchor-type="paragraph" svg:width="17cm" svg:height="6.697cm" draw:z-index="18"><draw:image xlink:href="Pictures/10000201000003AB00000172CDCB524B.png" xlink:type="simple" xlink:show="embed" xlink:actuate="onLoad"/></draw:frame></text:p>
      <text:p text:style-name="P2"/>
      <text:p text:style-name="P2"><draw:frame draw:style-name="fr1" draw:name="Графический объект20" text:anchor-type="paragraph" svg:width="17cm" svg:height="3.344cm" draw:z-index="19"><draw:image xlink:href="Pictures/100002010000035B000000A919319EDF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афедра КСУ </meta:initial-creator>
    <meta:creation-date>2026-03-05T13:18:09.78</meta:creation-date>
    <dc:date>2026-03-05T15:14:04.25</dc:date>
    <dc:creator>Кафедра КСУ </dc:creator>
    <meta:editing-duration>PT9M1S</meta:editing-duration>
    <meta:editing-cycles>1</meta:editing-cycles>
    <meta:generator>OpenOffice/4.1.7$Win32 OpenOffice.org_project/417m1$Build-9800</meta:generator>
    <meta:document-statistic meta:table-count="0" meta:image-count="20" meta:object-count="0" meta:page-count="8" meta:paragraph-count="0" meta:word-count="0" meta:character-count="0"/>
  </office:meta>
</office:document-meta>
</file>